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RulesGrammar.LocaleRulesGrammar( CoreAnnotationProcessorEnv env , Diagnostics diags , RuntimeVersionChecker rv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pplyToUnhandledLocalesType.ApplyToUnhandledLocales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RulesGrammar.getRequiredAtt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eRulesGrammar.getAttrDependenc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pplyToUnhandledLocalesType.onCheck( AnnotationTypeElementDeclaration valueDecl , AnnotationValue member , AnnotationInstance [ ] parentAnnotations , MemberDeclaration classMember , int annotationArrayIndex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